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variable-decls>
        <text:variable-decl office:value-type="string" text:name="plone_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sione di Plone: <text:variable-set text:name="plone_version" office:value-type="string">4.3.2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3-12-02T14:23:20</meta:creation-date>
    <dc:date>2013-12-02T14:25:11</dc:date>
    <dc:creator>Davide Moro</dc:creator>
    <meta:editing-duration>PT19S</meta:editing-duration>
    <meta:editing-cycles>1</meta:editing-cycles>
    <meta:generator>LibreOffice/3.4$Unix LibreOffice_project/340m1$Build-402</meta:generator>
    <meta:document-statistic meta:table-count="0" meta:image-count="0" meta:object-count="0" meta:page-count="1" meta:paragraph-count="1" meta:word-count="4" meta:character-count="24" meta:non-whitespace-character-count="21"/>
  </office:meta>
</office:document-meta>
</file>